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44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2.443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17.438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11.9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>
            <text:p>University (UK) </text:p>
          </table:table-cell>
          <table:table-cell table:style-name="ce1" office:value-type="string">
            <text:p>Countries Allowed </text:p>
          </table:table-cell>
          <table:table-cell table:style-name="ce1" office:value-type="string">
            <text:p>Chinese Students</text:p>
            <text:p><text:s/>(UK Based ONLY </text:p>
          </table:table-cell>
          <table:table-cell table:style-name="ce1" office:value-type="string">
            <text:p>Thai Students </text:p>
          </table:table-cell>
          <table:table-cell table:style-name="ce1" office:value-type="string">
            <text:p>India Students </text:p>
          </table:table-cell>
          <table:table-cell table:style-name="ce1" office:value-type="string">
            <text:p>EU Students </text:p>
          </table:table-cell>
          <table:table-cell table:style-name="ce1" office:value-type="string">
            <text:p>Sliding Scale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Sheffield Language Centre</text:p>
          </table:table-cell>
          <table:table-cell office:value-type="string">
            <text:p>India</text:p>
          </table:table-cell>
          <table:table-cell office:value-type="string">
            <text:p><text:s/>New Zealand</text:p>
          </table:table-cell>
          <table:table-cell table:number-columns-repeated="4"/>
          <table:table-cell office:value-type="string">
            <text:p>15% Pre-sessional and Degree</text:p>
          </table:table-cell>
          <table:table-cell table:number-columns-repeated="1016"/>
        </table:table-row>
        <table:table-row table:style-name="ro3">
          <table:table-cell office:value-type="string">
            <text:p>Aston University</text:p>
          </table:table-cell>
          <table:table-cell office:value-type="string">
            <text:p>UK </text:p>
          </table:table-cell>
          <table:table-cell office:value-type="string">
            <text:p>Allowed</text:p>
          </table:table-cell>
          <table:table-cell office:value-type="string">
            <text:p>NOT ALLOWED </text:p>
          </table:table-cell>
          <table:table-cell office:value-type="string">
            <text:p>NOT ALLOWED</text:p>
          </table:table-cell>
          <table:table-cell office:value-type="string">
            <text:p>NOT ALLOWED </text:p>
          </table:table-cell>
          <table:table-cell office:value-type="string">
            <text:p>ESL = 15% </text:p>
            <text:p>UG = 15%</text:p>
            <text:p>PG =15%</text:p>
          </table:table-cell>
          <table:table-cell table:number-columns-repeated="1017"/>
        </table:table-row>
        <table:table-row table:style-name="ro3">
          <table:table-cell office:value-type="string">
            <text:p>Bedfordshire University</text:p>
          </table:table-cell>
          <table:table-cell office:value-type="string">
            <text:p>Saudi Arabia </text:p>
          </table:table-cell>
          <table:table-cell office:value-type="string">
            <text:p><text:s/>Kuwait </text:p>
          </table:table-cell>
          <table:table-cell office:value-type="string">
            <text:p><text:s/>India</text:p>
          </table:table-cell>
          <table:table-cell office:value-type="string">
            <text:p><text:s/>UK </text:p>
          </table:table-cell>
          <table:table-cell office:value-type="string">
            <text:p>Still to confirm ( Do not apply until confirmation is received ) </text:p>
          </table:table-cell>
          <table:table-cell office:value-type="string">
            <text:p>Still to confirm </text:p>
          </table:table-cell>
          <table:table-cell office:value-type="string">
            <text:p>Allowed</text:p>
          </table:table-cell>
          <table:table-cell office:value-type="string">
            <text:p>Still to confirm </text:p>
          </table:table-cell>
          <table:table-cell office:value-type="string">
            <text:p>UG = 10% </text:p>
            <text:p>PG = 10% </text:p>
            <text:p>ESL &amp; Pre-Sess &amp; Pre-Masters = 10%</text:p>
          </table:table-cell>
          <table:table-cell table:number-columns-repeated="1014"/>
        </table:table-row>
        <table:table-row table:style-name="ro4">
          <table:table-cell office:value-type="string">
            <text:p>Bangor Wales University</text:p>
          </table:table-cell>
          <table:table-cell office:value-type="string">
            <text:p>Worldwide </text:p>
          </table:table-cell>
          <table:table-cell table:number-columns-repeated="3" office:value-type="string">
            <text:p>Allowed</text:p>
          </table:table-cell>
          <table:table-cell office:value-type="string">
            <text:p>Still to confirm </text:p>
          </table:table-cell>
          <table:table-cell office:value-type="string">
            <text:p>UG = 10% </text:p>
            <text:p>PG = 10% </text:p>
            <text:p>ESL = 10%</text:p>
            <text:p>Progression (2nd Yr ) = 5%</text:p>
          </table:table-cell>
          <table:table-cell table:number-columns-repeated="1017"/>
        </table:table-row>
        <table:table-row table:style-name="ro5">
          <table:table-cell office:value-type="string">
            <text:p>Birmingham City University </text:p>
          </table:table-cell>
          <table:table-cell office:value-type="string">
            <text:p>Worldwide </text:p>
          </table:table-cell>
          <table:table-cell table:number-columns-repeated="4" office:value-type="string">
            <text:p>Allowed</text:p>
          </table:table-cell>
          <table:table-cell office:value-type="string">
            <text:p>Foudation, pre-masters, presessional progression payable </text:p>
            <text:p>Foundation &amp; Pre-Masters &amp; Presessional = 15% fixed </text:p>
            <text:p>UG &amp; PG First Year:</text:p>
            <text:p>0-49 Students = 15% </text:p>
            <text:p>50-99 students = 17.5% </text:p>
            <text:p>100 + students = 20%</text:p>
          </table:table-cell>
          <table:table-cell table:number-columns-repeated="1017"/>
        </table:table-row>
        <table:table-row table:style-name="ro3">
          <table:table-cell office:value-type="string">
            <text:p>Bolton University </text:p>
          </table:table-cell>
          <table:table-cell office:value-type="string">
            <text:p>Middle East </text:p>
          </table:table-cell>
          <table:table-cell office:value-type="string">
            <text:p>Still to confirm</text:p>
          </table:table-cell>
          <table:table-cell table:number-columns-repeated="3" office:value-type="string">
            <text:p>Still to confirm </text:p>
          </table:table-cell>
          <table:table-cell office:value-type="string">
            <text:p>1-10 Students = 10%</text:p>
            <text:p>11+ Students = 15% </text:p>
            <text:p>English Foundation Programme = 10%</text:p>
          </table:table-cell>
          <table:table-cell table:number-columns-repeated="1017"/>
        </table:table-row>
        <table:table-row table:style-name="ro3">
          <table:table-cell office:value-type="string">
            <text:p>Bournemouth University </text:p>
          </table:table-cell>
          <table:table-cell office:value-type="string">
            <text:p>UK &amp; Worldwide via UK office submission only </text:p>
          </table:table-cell>
          <table:table-cell office:value-type="string">
            <text:p>Allowed</text:p>
          </table:table-cell>
          <table:table-cell table:number-columns-repeated="2" office:value-type="string">
            <text:p>Allowed via UK office</text:p>
          </table:table-cell>
          <table:table-cell office:value-type="string">
            <text:p>Still to confirm </text:p>
          </table:table-cell>
          <table:table-cell office:value-type="string">
            <text:p>1-20 Students = 15%</text:p>
            <text:p>21-40 = 16% </text:p>
            <text:p>41+ = 17%</text:p>
          </table:table-cell>
          <table:table-cell table:number-columns-repeated="1017"/>
        </table:table-row>
        <table:table-row table:style-name="ro3">
          <table:table-cell office:value-type="string">
            <text:p>BPP University College</text:p>
          </table:table-cell>
          <table:table-cell office:value-type="string">
            <text:p>Middle East </text:p>
          </table:table-cell>
          <table:table-cell table:number-columns-repeated="4" office:value-type="string">
            <text:p>Still to confirm </text:p>
          </table:table-cell>
          <table:table-cell office:value-type="string">
            <text:p>1-3 students= 10%</text:p>
            <text:p>4-10 students =15% (rate not payable on the first 3) </text:p>
            <text:p>11+ students= 20% (rate not payable on the first 10)</text:p>
          </table:table-cell>
          <table:table-cell table:number-columns-repeated="1017"/>
        </table:table-row>
        <table:table-row table:style-name="ro3">
          <table:table-cell office:value-type="string">
            <text:p>University of Brighton </text:p>
          </table:table-cell>
          <table:table-cell office:value-type="string">
            <text:p>UK</text:p>
          </table:table-cell>
          <table:table-cell office:value-type="string">
            <text:p><text:s/>Middle East</text:p>
          </table:table-cell>
          <table:table-cell office:value-type="string">
            <text:p><text:s/>North Africa</text:p>
          </table:table-cell>
          <table:table-cell office:value-type="string">
            <text:p><text:s/>Thailand &amp; India </text:p>
          </table:table-cell>
          <table:table-cell table:number-columns-repeated="3" office:value-type="string">
            <text:p>Allowed</text:p>
          </table:table-cell>
          <table:table-cell office:value-type="string">
            <text:p>NOT ALLOWED </text:p>
          </table:table-cell>
          <table:table-cell office:value-type="string">
            <text:p>1-5 Students = 10% </text:p>
            <text:p>6-10 Students = 12.5% </text:p>
            <text:p>11+ Students 15% ( per country)</text:p>
          </table:table-cell>
          <table:table-cell table:number-columns-repeated="1014"/>
        </table:table-row>
        <table:table-row table:style-name="ro4">
          <table:table-cell office:value-type="string">
            <text:p>Cardiff Metropolitan University </text:p>
          </table:table-cell>
          <table:table-cell office:value-type="string">
            <text:p>Middle East </text:p>
          </table:table-cell>
          <table:table-cell office:value-type="string">
            <text:p><text:s/>UK</text:p>
          </table:table-cell>
          <table:table-cell office:value-type="string">
            <text:p><text:s/>North Africa</text:p>
          </table:table-cell>
          <table:table-cell office:value-type="string">
            <text:p><text:s/>Thailand</text:p>
          </table:table-cell>
          <table:table-cell table:number-columns-repeated="2" office:value-type="string">
            <text:p>Allowed</text:p>
          </table:table-cell>
          <table:table-cell office:value-type="string">
            <text:p>NOT ALLOWED </text:p>
          </table:table-cell>
          <table:table-cell office:value-type="string">
            <text:p>Still to confirm </text:p>
          </table:table-cell>
          <table:table-cell office:value-type="string">
            <text:p>0-5 students First Academic Year- 20%</text:p>
            <text:p>5+ = 2.5% extra</text:p>
            <text:p>10+ = 2.5% extra</text:p>
            <text:p>taking the total commission ot 25%</text:p>
          </table:table-cell>
          <table:table-cell table:number-columns-repeated="1014"/>
        </table:table-row>
        <table:table-row table:style-name="ro2">
          <table:table-cell office:value-type="string">
            <text:p>University of Central Lancashire (UCLAN)</text:p>
          </table:table-cell>
          <table:table-cell office:value-type="string">
            <text:p>UK </text:p>
          </table:table-cell>
          <table:table-cell office:value-type="string">
            <text:p><text:s/>India</text:p>
          </table:table-cell>
          <table:table-cell office:value-type="string">
            <text:p><text:s/>Libya</text:p>
          </table:table-cell>
          <table:table-cell office:value-type="string">
            <text:p><text:s/>Saudi Arabia</text:p>
          </table:table-cell>
          <table:table-cell office:value-type="string">
            <text:p><text:s/>Thailand</text:p>
          </table:table-cell>
          <table:table-cell table:number-columns-repeated="3" office:value-type="string">
            <text:p>Allowed</text:p>
          </table:table-cell>
          <table:table-cell office:value-type="string">
            <text:p>Still to confirm </text:p>
          </table:table-cell>
          <table:table-cell office:value-type="string">
            <text:p>1-15 Students= 10%</text:p>
          </table:table-cell>
          <table:table-cell office:value-type="string">
            <text:p><text:s/>16-30 students = 12.5%</text:p>
          </table:table-cell>
          <table:table-cell office:value-type="string">
            <text:p><text:s/>30+ Students = 15%</text:p>
          </table:table-cell>
          <table:table-cell office:value-type="string">
            <text:p><text:s/>£1500 Bonus- 16+ Students/£3000 - 30+ Students/ £5000-100+ Students</text:p>
          </table:table-cell>
          <table:table-cell table:number-columns-repeated="1010"/>
        </table:table-row>
        <table:table-row table:style-name="ro6">
          <table:table-cell office:value-type="string">
            <text:p>Chichester College </text:p>
          </table:table-cell>
          <table:table-cell office:value-type="string">
            <text:p>Middle East Only </text:p>
          </table:table-cell>
          <table:table-cell table:number-columns-repeated="4" office:value-type="string">
            <text:p>NOT ALLOWED </text:p>
          </table:table-cell>
          <table:table-cell office:value-type="string">
            <text:p>All other courses = 15% of first year course fees </text:p>
            <text:p>English = 20%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8T14:34:00</dc:date>
    <dc:creator>senthil </dc:creator>
    <meta:document-statistic meta:table-count="1" meta:cell-count="104" meta:object-count="0"/>
    <meta:generator>LibreOffice/3.6$Linux_x86 LibreOffice_project/360m1$Build-2</meta:generator>
  </office:meta>
</office:document-meta>
</file>